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38mm" fo:break-before="auto" style:use-optimal-row-height="true"/>
    </style:style>
    <style:style style:name="ro3" style:family="table-row">
      <style:table-row-properties style:row-height="41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size-asian="9pt" style:font-name-complex="DejaVu Sans Mono" style:font-size-complex="9pt" style:font-name="DejaVu Sans Mono" style:font-style-complex="normal" style:font-weight-complex="bold" fo:font-style="normal" style:font-weight-asian="bold" style:font-name-asian="DejaVu Sans Mono" style:font-style-asian="normal" fo:font-size="9pt" fo:color="#008080" fo:font-weight="bold"/>
    </style:style>
    <style:style style:name="T2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font-weight="normal" fo:color="#000000" style:font-weight-asian="normal" style:font-weight-complex="normal"/>
    </style:style>
    <style:style style:name="T3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complex="bold" fo:color="#008080" style:font-weight-asian="bold" fo:font-weight="bold"/>
    </style:style>
    <style:style style:name="T4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color="#000000" style:font-weight-asian="normal" fo:font-weight="normal" style:font-weight-complex="normal"/>
    </style:style>
    <style:style style:name="T5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font-weight="bold" style:font-weight-complex="bold" fo:color="#008080" style:font-weight-asian="bold"/>
    </style:style>
    <style:style style:name="T6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complex="normal" style:font-weight-asian="normal" fo:color="#000000" fo:font-weight="normal"/>
    </style:style>
    <style:style style:name="T7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asian="bold" fo:color="#008080" fo:font-weight="bold" style:font-weight-complex="bold"/>
    </style:style>
    <style:style style:name="T8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asian="normal" fo:font-weight="normal" fo:color="#000000" style:font-weight-complex="normal"/>
    </style:style>
    <style:style style:name="T9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asian="bold" style:font-weight-complex="bold" fo:color="#008080" fo:font-weight="bold"/>
    </style:style>
    <style:style style:name="T10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asian="normal" fo:color="#000000" style:font-weight-complex="normal" fo:font-weight="normal"/>
    </style:style>
    <style:style style:name="T11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font-weight="bold" style:font-weight-asian="bold" fo:color="#008080" style:font-weight-complex="bold"/>
    </style:style>
    <style:style style:name="T12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complex="normal" fo:color="#000000" style:font-weight-asian="normal" fo:font-weight="normal"/>
    </style:style>
    <style:style style:name="T13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color="#008080" style:font-weight-asian="bold" fo:font-weight="bold" style:font-weight-complex="bold"/>
    </style:style>
    <style:style style:name="T14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color="#000000" fo:font-weight="normal" style:font-weight-asian="normal" style:font-weight-complex="normal"/>
    </style:style>
    <style:style style:name="T15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style:font-weight-asian="bold" style:font-weight-complex="bold" fo:font-weight="bold" fo:color="#008080"/>
    </style:style>
    <style:style style:name="T16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font-weight="normal" style:font-weight-asian="normal" style:font-weight-complex="normal" fo:color="#000000"/>
    </style:style>
    <style:style style:name="T17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font-weight="bold" fo:color="#008080" style:font-weight-asian="bold" style:font-weight-complex="bold"/>
    </style:style>
    <style:style style:name="T18" style:family="text">
      <style:text-properties style:font-size-asian="9pt" style:font-name-complex="DejaVu Sans Mono" style:font-size-complex="9pt" style:font-name="DejaVu Sans Mono" style:font-style-complex="normal" fo:font-style="normal" style:font-name-asian="DejaVu Sans Mono" style:font-style-asian="normal" fo:font-size="9pt" fo:color="#008080" fo:font-weight="bold" style:font-weight-asian="bold" style:font-weight-complex="bold"/>
    </style:style>
    <style:style style:name="T19" style:family="text">
      <style:text-properties style:font-size-asian="9pt" style:font-name-complex="DejaVu Sans Mono" style:font-name-asian="DejaVu Sans Mono" style:font-style-asian="normal" fo:font-size="9pt" fo:color="#008080" fo:font-style="normal" fo:font-weight="bold" style:font-weight-asian="bold" style:font-weight-complex="bold" style:font-style-complex="normal" style:font-name="DejaVu Sans Mono" style:font-size-complex="9pt"/>
    </style:style>
    <style:style style:name="T20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font-weight="normal" fo:color="#000000" style:font-weight-asian="normal" style:font-weight-complex="normal"/>
    </style:style>
    <style:style style:name="T21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style:font-weight-complex="bold" fo:color="#008080" style:font-weight-asian="bold" fo:font-weight="bold"/>
    </style:style>
    <style:style style:name="T22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style:font-weight-asian="normal" fo:font-weight="normal" style:font-weight-complex="normal" fo:color="#000000"/>
    </style:style>
    <style:style style:name="T23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color="#008080" style:font-weight-asian="bold" style:font-weight-complex="bold" fo:font-weight="bold"/>
    </style:style>
    <style:style style:name="T24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style:font-weight-complex="normal" style:font-weight-asian="normal" fo:color="#000000" fo:font-weight="normal"/>
    </style:style>
    <style:style style:name="T25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font-weight="bold" style:font-weight-complex="bold" fo:color="#008080" style:font-weight-asian="bold"/>
    </style:style>
    <style:style style:name="T26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style:font-weight-asian="normal" style:font-weight-complex="normal" fo:color="#000000" fo:font-weight="normal"/>
    </style:style>
    <style:style style:name="T27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color="#008080" style:font-weight-asian="bold" fo:font-weight="bold" style:font-weight-complex="bold"/>
    </style:style>
    <style:style style:name="T28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font-weight="normal" style:font-weight-asian="normal" fo:color="#000000" style:font-weight-complex="normal"/>
    </style:style>
    <style:style style:name="T29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color="#008080" style:font-weight-complex="bold" fo:font-weight="bold" style:font-weight-asian="bold"/>
    </style:style>
    <style:style style:name="T30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color="#000000" style:font-weight-complex="normal" style:font-weight-asian="normal" fo:font-weight="normal"/>
    </style:style>
    <style:style style:name="T31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style:font-weight-asian="bold" fo:font-weight="bold" fo:color="#008080" style:font-weight-complex="bold"/>
    </style:style>
    <style:style style:name="T32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color="#000000" fo:font-weight="normal" style:font-weight-asian="normal" style:font-weight-complex="normal"/>
    </style:style>
    <style:style style:name="T33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style:font-weight-complex="bold" fo:font-weight="bold" fo:color="#008080" style:font-weight-asian="bold"/>
    </style:style>
    <style:style style:name="T34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style:font-weight-asian="normal" fo:color="#000000" style:font-weight-complex="normal" fo:font-weight="normal"/>
    </style:style>
    <style:style style:name="T35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color="#008080" style:font-weight-complex="bold" style:font-weight-asian="bold" fo:font-weight="bold"/>
    </style:style>
    <style:style style:name="T36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font-weight="bold" fo:color="#008080" style:font-weight-asian="bold" style:font-weight-complex="bold"/>
    </style:style>
    <style:style style:name="T37" style:family="text">
      <style:text-properties style:font-size-asian="9pt" style:font-name-complex="DejaVu Sans Mono" style:font-name-asian="DejaVu Sans Mono" style:font-style-asian="normal" fo:font-size="9pt" fo:font-style="normal" style:font-style-complex="normal" style:font-name="DejaVu Sans Mono" style:font-size-complex="9pt" fo:color="#00808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3 conse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(1, 400) </text:p>
          </table:table-cell>
          <table:table-cell office:value-type="float" office:value="0.801" calcext:value-type="float">
            <text:p>0.8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<text:s/>0.880 [ 10 ] ['0.747', '0.723', '0.831', '0.831', '0.819', '0.831', '0.880', '0.783', '0.831', '0.735']</text:p>
          </table:table-cell>
          <table:table-cell/>
        </table:table-row>
        <table:table-row table:style-name="ro1">
          <table:table-cell office:value-type="string" calcext:value-type="string">
            <text:p>(1, 300) </text:p>
          </table:table-cell>
          <table:table-cell office:value-type="float" office:value="0.798" calcext:value-type="float">
            <text:p>0.798</text:p>
          </table:table-cell>
          <table:table-cell office:value-type="float" office:value="0.046" calcext:value-type="float">
            <text:p>0.046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0.880 [ 10 ] ['0.735', '0.735', '0.783', '0.807', '0.831', '0.819', '0.880', '0.747', '0.843', '0.795']</text:p>
          </table:table-cell>
          <table:table-cell/>
        </table:table-row>
        <table:table-row table:style-name="ro1">
          <table:table-cell office:value-type="string" calcext:value-type="string">
            <text:p>(2, 400) </text:p>
          </table:table-cell>
          <table:table-cell office:value-type="float" office:value="0.765" calcext:value-type="float">
            <text:p>0.7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<text:s/>0.855 [ 10 ] ['0.723', '0.687', '0.735', '0.807', '0.735', '0.759', '0.843', '0.759', '0.855', '0.747']</text:p>
          </table:table-cell>
          <table:table-cell/>
        </table:table-row>
        <table:table-row table:style-name="ro1">
          <table:table-cell office:value-type="string" calcext:value-type="string">
            <text:p>(2, 300) </text:p>
          </table:table-cell>
          <table:table-cell office:value-type="float" office:value="0.757" calcext:value-type="float">
            <text:p>0.757</text:p>
          </table:table-cell>
          <table:table-cell office:value-type="float" office:value="0.053" calcext:value-type="float">
            <text:p>0.053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<text:s/>0.867 [ 10 ] ['0.771', '0.723', '0.759', '0.771', '0.771', '0.663', '0.867', '0.747', '0.795', '0.699']</text:p>
          </table:table-cell>
          <table:table-cell/>
        </table:table-row>
        <table:table-row table:style-name="ro1">
          <table:table-cell office:value-type="string" calcext:value-type="string">
            <text:p>(1, 200) </text:p>
          </table:table-cell>
          <table:table-cell office:value-type="float" office:value="0.755" calcext:value-type="float">
            <text:p>0.755</text:p>
          </table:table-cell>
          <table:table-cell office:value-type="float" office:value="0.079" calcext:value-type="float">
            <text:p>0.079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<text:s/>0.867 [ 10 ] ['0.735', '0.699', '0.723', '0.831', '0.759', '0.747', '0.867', '0.771', '0.843', '0.578']</text:p>
          </table:table-cell>
          <table:table-cell/>
        </table:table-row>
        <table:table-row table:style-name="ro1">
          <table:table-cell office:value-type="string" calcext:value-type="string">
            <text:p>(1, 100) </text:p>
          </table:table-cell>
          <table:table-cell office:value-type="float" office:value="0.731" calcext:value-type="float">
            <text:p>0.731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<text:s/>0.819 [ 10 ] ['0.566', '0.687', '0.747', '0.771', '0.759', '0.735', '0.819', '0.723', '0.807', '0.699']</text:p>
          </table:table-cell>
          <table:table-cell/>
        </table:table-row>
        <table:table-row table:style-name="ro1">
          <table:table-cell office:value-type="string" calcext:value-type="string">
            <text:p>(2, 200) </text:p>
          </table:table-cell>
          <table:table-cell office:value-type="float" office:value="0.633" calcext:value-type="float">
            <text:p>0.6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<text:s/>0.699 [ 10 ] ['0.506', '0.639', '0.614', '0.663', '0.699', '0.639', '0.663', '0.602', '0.639', '0.663']</text:p>
          </table:table-cell>
          <table:table-cell/>
        </table:table-row>
        <table:table-row table:style-name="ro1">
          <table:table-cell office:value-type="string" calcext:value-type="string">
            <text:p>(3, 300) </text:p>
          </table:table-cell>
          <table:table-cell office:value-type="float" office:value="0.633" calcext:value-type="float">
            <text:p>0.633</text:p>
          </table:table-cell>
          <table:table-cell office:value-type="float" office:value="0.018" calcext:value-type="float">
            <text:p>0.018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<text:s/>0.651 [ 2 ] ['0.651', '0.614']</text:p>
          </table:table-cell>
          <table:table-cell/>
        </table:table-row>
        <table:table-row table:style-name="ro1">
          <table:table-cell office:value-type="string" calcext:value-type="string">
            <text:p>(3, 400) </text:p>
          </table:table-cell>
          <table:table-cell office:value-type="float" office:value="0.62" calcext:value-type="float">
            <text:p>0.62</text:p>
          </table:table-cell>
          <table:table-cell office:value-type="float" office:value="0.006" calcext:value-type="float">
            <text:p>0.006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<text:s/>0.627 [ 2 ] ['0.627', '0.614']</text:p>
          </table:table-cell>
          <table:table-cell/>
        </table:table-row>
        <table:table-row table:style-name="ro1">
          <table:table-cell office:value-type="string" calcext:value-type="string">
            <text:p>(2, 100) </text:p>
          </table:table-cell>
          <table:table-cell office:value-type="float" office:value="0.619" calcext:value-type="float">
            <text:p>0.6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<text:s/>0.735 [ 10 ] ['0.482', '0.578', '0.614', '0.542', '0.735', '0.687', '0.663', '0.651', '0.735', '0.506']</text:p>
          </table:table-cell>
          <table:table-cell/>
        </table:table-row>
        <table:table-row table:style-name="ro1">
          <table:table-cell office:value-type="string" calcext:value-type="string">
            <text:p>(4, 100) </text:p>
          </table:table-cell>
          <table:table-cell office:value-type="float" office:value="0.428" calcext:value-type="float">
            <text:p>0.428</text:p>
          </table:table-cell>
          <table:table-cell office:value-type="float" office:value="0.03" calcext:value-type="float">
            <text:p>0.03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<text:s/>0.458 [ 2 ] ['0.398', '0.458']</text:p>
          </table:table-cell>
          <table:table-cell/>
        </table:table-row>
        <table:table-row table:style-name="ro1">
          <table:table-cell office:value-type="string" calcext:value-type="string">
            <text:p>(3, 200) </text:p>
          </table:table-cell>
          <table:table-cell office:value-type="float" office:value="0.404" calcext:value-type="float">
            <text:p>0.4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<text:s/>0.410 [ 2 ] ['0.398', '0.410']</text:p>
          </table:table-cell>
          <table:table-cell/>
        </table:table-row>
        <table:table-row table:style-name="ro1">
          <table:table-cell office:value-type="string" calcext:value-type="string">
            <text:p>(4, 200) </text:p>
          </table:table-cell>
          <table:table-cell office:value-type="float" office:value="0.404" calcext:value-type="float">
            <text:p>0.4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<text:s/>0.410 [ 2 ] ['0.398', '0.410']</text:p>
          </table:table-cell>
          <table:table-cell/>
        </table:table-row>
        <table:table-row table:style-name="ro1">
          <table:table-cell office:value-type="string" calcext:value-type="string">
            <text:p>(4, 300) </text:p>
          </table:table-cell>
          <table:table-cell office:value-type="float" office:value="0.404" calcext:value-type="float">
            <text:p>0.4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<text:s/>0.410 [ 2 ] ['0.398', '0.410']</text:p>
          </table:table-cell>
          <table:table-cell/>
        </table:table-row>
        <table:table-row table:style-name="ro1">
          <table:table-cell office:value-type="string" calcext:value-type="string">
            <text:p>(4, 400) </text:p>
          </table:table-cell>
          <table:table-cell office:value-type="float" office:value="0.404" calcext:value-type="float">
            <text:p>0.4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<text:s/>0.410 [ 2 ] ['0.398', '0.410']</text:p>
          </table:table-cell>
          <table:table-cell/>
        </table:table-row>
        <table:table-row table:style-name="ro1">
          <table:table-cell office:value-type="string" calcext:value-type="string">
            <text:p>(3, 100) </text:p>
          </table:table-cell>
          <table:table-cell office:value-type="float" office:value="0.398" calcext:value-type="float">
            <text:p>0.3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<text:s/>0.410 [ 2 ] ['0.386', '0.410']</text:p>
          </table:table-cell>
          <table:table-cell/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731 ± 0.068</text:p>
          </table:table-cell>
          <table:table-cell office:value-type="string" calcext:value-type="string">
            <text:p>0.744 ± 0.079</text:p>
          </table:table-cell>
          <table:table-cell office:value-type="string" calcext:value-type="string">
            <text:p>0.798 ± 0.046</text:p>
          </table:table-cell>
          <table:table-cell table:style-name="ce2" office:value-type="string" calcext:value-type="string">
            <text:p>0.801 ± 0.0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19 ± 0.086</text:p>
          </table:table-cell>
          <table:table-cell office:value-type="string" calcext:value-type="string">
            <text:p>0.633 ± 0.049</text:p>
          </table:table-cell>
          <table:table-cell office:value-type="string" calcext:value-type="string">
            <text:p>0.757 ± 0.053</text:p>
          </table:table-cell>
          <table:table-cell office:value-type="string" calcext:value-type="string">
            <text:p>0.765 ± 0.0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98 ± 0.012</text:p>
          </table:table-cell>
          <table:table-cell office:value-type="string" calcext:value-type="string">
            <text:p>0.404 ± 0.006</text:p>
          </table:table-cell>
          <table:table-cell office:value-type="string" calcext:value-type="string">
            <text:p>0.633 ± 0.018</text:p>
          </table:table-cell>
          <table:table-cell office:value-type="string" calcext:value-type="string">
            <text:p>0.62 ± 0.0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.404 ± 0.006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2">
          <table:table-cell table:style-name="ce1" office:value-type="string" calcext:value-type="string">
            <text:p><text:span text:style-name="T1">"results-categorical_crossentropy-softmax-3-31338.txt"</text:span><text:span text:style-name="T2">,</text:span><text:span text:style-name="T3">"results-categorical_crossentropy-softmax-3-31339.txt"</text:span><text:span text:style-name="T4">,</text:span><text:span text:style-name="T5">"results-categorical_crossentropy-softmax-3-31340.txt"</text:span><text:span text:style-name="T6">,</text:span><text:span text:style-name="T7">"results-categorical_crossentropy-softmax-3-31341.txt"</text:span><text:span text:style-name="T8">,</text:span><text:span text:style-name="T9">"results-categorical_crossentropy-softmax-3-42.txt"</text:span><text:span text:style-name="T10">,</text:span><text:span text:style-name="T11">"results-categorical_crossentropy-softmax-3-43.txt"</text:span><text:span text:style-name="T12">,</text:span><text:span text:style-name="T13">"results-categorical_crossentropy-softmax-3-44.txt"</text:span><text:span text:style-name="T14">,</text:span><text:span text:style-name="T15">"results-categorical_crossentropy-softmax-3-45.txt"</text:span><text:span text:style-name="T16">,</text:span><text:span text:style-name="T17">"results-categorical_crossentropy-softmax-3-46.txt"</text:span><text:span text:style-name="T14">,</text:span><text:span text:style-name="T18">"results-categorical_crossentropy-softmax-3.txt"</text:span></text:p>
          </table:table-cell>
          <table:table-cell table:number-columns-repeated="5"/>
        </table:table-row>
      </table:table>
      <table:table table:name="2 consent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(1, 100) </text:p>
          </table:table-cell>
          <table:table-cell office:value-type="float" office:value="0.702" calcext:value-type="float">
            <text:p>0.702</text:p>
          </table:table-cell>
          <table:table-cell office:value-type="float" office:value="0.029" calcext:value-type="float">
            <text:p>0.029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<text:s/>0.755 [ 10 ] ['0.682', '0.695', '0.715', '0.722', '0.656', '0.755', '0.682', '0.669', '0.735', '0.709']</text:p>
          </table:table-cell>
          <table:table-cell/>
        </table:table-row>
        <table:table-row table:style-name="ro1">
          <table:table-cell office:value-type="string" calcext:value-type="string">
            <text:p>(1, 200) </text:p>
          </table:table-cell>
          <table:table-cell office:value-type="float" office:value="0.727" calcext:value-type="float">
            <text:p>0.727</text:p>
          </table:table-cell>
          <table:table-cell office:value-type="float" office:value="0.027" calcext:value-type="float">
            <text:p>0.027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<text:s/>0.781 [ 10 ] ['0.702', '0.695', '0.709', '0.728', '0.709', '0.781', '0.702', '0.748', '0.755', '0.742']</text:p>
          </table:table-cell>
          <table:table-cell/>
        </table:table-row>
        <table:table-row table:style-name="ro1">
          <table:table-cell office:value-type="string" calcext:value-type="string">
            <text:p>(1, 300)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<text:s/>0.775 [ 10 ] ['0.715', '0.715', '0.735', '0.728', '0.702', '0.775', '0.735', '0.728', '0.735', '0.748']</text:p>
          </table:table-cell>
          <table:table-cell/>
        </table:table-row>
        <table:table-row table:style-name="ro1">
          <table:table-cell office:value-type="string" calcext:value-type="string">
            <text:p>(1, 400) </text:p>
          </table:table-cell>
          <table:table-cell office:value-type="float" office:value="0.739" calcext:value-type="float">
            <text:p>0.739</text:p>
          </table:table-cell>
          <table:table-cell office:value-type="float" office:value="0.02" calcext:value-type="float">
            <text:p>0.02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<text:s/>0.775 [ 10 ] ['0.715', '0.722', '0.742', '0.755', '0.728', '0.775', '0.715', '0.742', '0.728', '0.768']</text:p>
          </table:table-cell>
          <table:table-cell/>
        </table:table-row>
        <table:table-row table:style-name="ro1">
          <table:table-cell office:value-type="string" calcext:value-type="string">
            <text:p>(2, 100) </text:p>
          </table:table-cell>
          <table:table-cell office:value-type="float" office:value="0.592" calcext:value-type="float">
            <text:p>0.592</text:p>
          </table:table-cell>
          <table:table-cell office:value-type="float" office:value="0.044" calcext:value-type="float">
            <text:p>0.04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0.682 [ 10 ] ['0.603', '0.510', '0.629', '0.616', '0.583', '0.682', '0.556', '0.563', '0.603', '0.576']</text:p>
          </table:table-cell>
          <table:table-cell/>
        </table:table-row>
        <table:table-row table:style-name="ro1">
          <table:table-cell office:value-type="string" calcext:value-type="string">
            <text:p>(2, 200) </text:p>
          </table:table-cell>
          <table:table-cell office:value-type="float" office:value="0.634" calcext:value-type="float">
            <text:p>0.6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<text:s/>0.722 [ 10 ] ['0.642', '0.563', '0.722', '0.616', '0.583', '0.702', '0.623', '0.636', '0.662', '0.596']</text:p>
          </table:table-cell>
          <table:table-cell/>
        </table:table-row>
        <table:table-row table:style-name="ro1">
          <table:table-cell office:value-type="string" calcext:value-type="string">
            <text:p>(2, 300) </text:p>
          </table:table-cell>
          <table:table-cell office:value-type="float" office:value="0.685" calcext:value-type="float">
            <text:p>0.685</text:p>
          </table:table-cell>
          <table:table-cell office:value-type="float" office:value="0.032" calcext:value-type="float">
            <text:p>0.032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<text:s/>0.748 [ 10 ] ['0.656', '0.669', '0.695', '0.728', '0.649', '0.748', '0.675', '0.649', '0.682', '0.695']</text:p>
          </table:table-cell>
          <table:table-cell/>
        </table:table-row>
        <table:table-row table:style-name="ro1">
          <table:table-cell office:value-type="string" calcext:value-type="string">
            <text:p>(2, 400) </text:p>
          </table:table-cell>
          <table:table-cell office:value-type="float" office:value="0.709" calcext:value-type="float">
            <text:p>0.709</text:p>
          </table:table-cell>
          <table:table-cell office:value-type="float" office:value="0.024" calcext:value-type="float">
            <text:p>0.024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<text:s/>0.762 [ 10 ] ['0.689', '0.715', '0.702', '0.715', '0.689', '0.762', '0.669', '0.702', '0.722', '0.722']</text:p>
          </table:table-cell>
          <table:table-cell/>
        </table:table-row>
        <table:table-row table:style-name="ro1">
          <table:table-cell office:value-type="string" calcext:value-type="string">
            <text:p>(3, 100) </text:p>
          </table:table-cell>
          <table:table-cell office:value-type="float" office:value="0.427" calcext:value-type="float">
            <text:p>0.427</text:p>
          </table:table-cell>
          <table:table-cell office:value-type="float" office:value="0.03" calcext:value-type="float">
            <text:p>0.03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0.457 [ 2 ] ['0.457', '0.397']</text:p>
          </table:table-cell>
          <table:table-cell/>
        </table:table-row>
        <table:table-row table:style-name="ro1">
          <table:table-cell office:value-type="string" calcext:value-type="string">
            <text:p>(3, 200) 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" calcext:value-type="float">
            <text:p>0.04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<text:s/>0.642 [ 2 ] ['0.642', '0.563']</text:p>
          </table:table-cell>
          <table:table-cell/>
        </table:table-row>
        <table:table-row table:style-name="ro1">
          <table:table-cell office:value-type="string" calcext:value-type="string">
            <text:p>(3, 300) </text:p>
          </table:table-cell>
          <table:table-cell office:value-type="float" office:value="0.613" calcext:value-type="float">
            <text:p>0.6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0.656 [ 2 ] ['0.656', '0.570']</text:p>
          </table:table-cell>
          <table:table-cell/>
        </table:table-row>
        <table:table-row table:style-name="ro1">
          <table:table-cell office:value-type="string" calcext:value-type="string">
            <text:p>(3, 400) </text:p>
          </table:table-cell>
          <table:table-cell office:value-type="float" office:value="0.603" calcext:value-type="float">
            <text:p>0.603</text:p>
          </table:table-cell>
          <table:table-cell office:value-type="float" office:value="0.02" calcext:value-type="float">
            <text:p>0.02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<text:s/>0.623 [ 2 ] ['0.623', '0.583']</text:p>
          </table:table-cell>
          <table:table-cell/>
        </table:table-row>
        <table:table-row table:style-name="ro1">
          <table:table-cell office:value-type="string" calcext:value-type="string">
            <text:p>(4, 100) </text:p>
          </table:table-cell>
          <table:table-cell office:value-type="float" office:value="0.427" calcext:value-type="float">
            <text:p>0.427</text:p>
          </table:table-cell>
          <table:table-cell office:value-type="float" office:value="0.03" calcext:value-type="float">
            <text:p>0.03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0.457 [ 2 ] ['0.457', '0.397']</text:p>
          </table:table-cell>
          <table:table-cell/>
        </table:table-row>
        <table:table-row table:style-name="ro1">
          <table:table-cell office:value-type="string" calcext:value-type="string">
            <text:p>(4, 200) </text:p>
          </table:table-cell>
          <table:table-cell office:value-type="float" office:value="0.427" calcext:value-type="float">
            <text:p>0.427</text:p>
          </table:table-cell>
          <table:table-cell office:value-type="float" office:value="0.03" calcext:value-type="float">
            <text:p>0.03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0.457 [ 2 ] ['0.457', '0.397']</text:p>
          </table:table-cell>
          <table:table-cell/>
        </table:table-row>
        <table:table-row table:style-name="ro1">
          <table:table-cell office:value-type="string" calcext:value-type="string">
            <text:p>(4, 300) </text:p>
          </table:table-cell>
          <table:table-cell office:value-type="float" office:value="0.427" calcext:value-type="float">
            <text:p>0.427</text:p>
          </table:table-cell>
          <table:table-cell office:value-type="float" office:value="0.03" calcext:value-type="float">
            <text:p>0.03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0.457 [ 2 ] ['0.457', '0.397']</text:p>
          </table:table-cell>
          <table:table-cell/>
        </table:table-row>
        <table:table-row table:style-name="ro1">
          <table:table-cell office:value-type="string" calcext:value-type="string">
            <text:p>(4, 400) </text:p>
          </table:table-cell>
          <table:table-cell office:value-type="float" office:value="0.417" calcext:value-type="float">
            <text:p>0.417</text:p>
          </table:table-cell>
          <table:table-cell office:value-type="float" office:value="0.02" calcext:value-type="float">
            <text:p>0.02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0.437 [ 2 ] ['0.397', '0.437']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702 ± 0.029</text:p>
          </table:table-cell>
          <table:table-cell office:value-type="string" calcext:value-type="string">
            <text:p>0.727 ± 0.027</text:p>
          </table:table-cell>
          <table:table-cell office:value-type="string" calcext:value-type="string">
            <text:p>0.732 ± 0.019</text:p>
          </table:table-cell>
          <table:table-cell table:style-name="ce2" office:value-type="string" calcext:value-type="string">
            <text:p>0.739 ± 0.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592 ± 0.044</text:p>
          </table:table-cell>
          <table:table-cell office:value-type="string" calcext:value-type="string">
            <text:p>0.634 ± 0.048</text:p>
          </table:table-cell>
          <table:table-cell office:value-type="string" calcext:value-type="string">
            <text:p>0.685 ± 0.032</text:p>
          </table:table-cell>
          <table:table-cell office:value-type="string" calcext:value-type="string">
            <text:p>0.709 ± 0.0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427 ± 0.03</text:p>
          </table:table-cell>
          <table:table-cell office:value-type="string" calcext:value-type="string">
            <text:p>0.603 ± 0.04</text:p>
          </table:table-cell>
          <table:table-cell office:value-type="string" calcext:value-type="string">
            <text:p>0.613 ± 0.043</text:p>
          </table:table-cell>
          <table:table-cell office:value-type="string" calcext:value-type="string">
            <text:p>0.603 ± 0.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.427 ± 0.03</text:p>
          </table:table-cell>
          <table:table-cell office:value-type="string" calcext:value-type="string">
            <text:p>0.417 ± 0.02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3">
          <table:table-cell table:style-name="ce1" office:value-type="string" calcext:value-type="string">
            <text:p><text:span text:style-name="T19">"results-categorical_crossentropy-softmax-2-31337.txt"</text:span><text:span text:style-name="T20">,</text:span><text:span text:style-name="T21">"results-categorical_crossentropy-softmax-2-31338.txt"</text:span><text:span text:style-name="T22">,</text:span><text:span text:style-name="T23">"results-categorical_crossentropy-softmax-2-31339.txt"</text:span><text:span text:style-name="T24">,</text:span><text:span text:style-name="T25">"results-categorical_crossentropy-softmax-2-31340.txt"</text:span><text:span text:style-name="T26">,</text:span><text:span text:style-name="T27">"results-categorical_crossentropy-softmax-2-31341.txt"</text:span><text:span text:style-name="T28">,</text:span><text:span text:style-name="T29">"results-categorical_crossentropy-softmax-2-42.txt"</text:span><text:span text:style-name="T30">,</text:span><text:span text:style-name="T31">"results-categorical_crossentropy-softmax-2-43.txt"</text:span><text:span text:style-name="T32">,</text:span><text:span text:style-name="T33">"results-categorical_crossentropy-softmax-2-44.txt"</text:span><text:span text:style-name="T34">,</text:span><text:span text:style-name="T35">"results-categorical_crossentropy-softmax-2-45.txt"</text:span><text:span text:style-name="T30">,</text:span><text:span text:style-name="T36">"results-categorical_crossentropy-softmax-2-46.txt"</text:span><text:span text:style-name="T32">,</text:span><text:span text:style-name="T37">"results-categorical_crossentropy-softmax-2-47.txt"</text:span>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3 consent'.A1:'3 consent'.F1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2 consent'.A1:'2 consent'.F1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09:02:47.14249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9:45:45.162732157</meta:creation-date>
    <dc:date>2018-12-03T17:56:52.017253586</dc:date>
    <meta:editing-duration>P1DT2H23S</meta:editing-duration>
    <meta:editing-cycles>9</meta:editing-cycles>
    <meta:generator>LibreOffice/5.1.6.2$Linux_X86_64 LibreOffice_project/10m0$Build-2</meta:generator>
    <meta:document-statistic meta:table-count="2" meta:cell-count="222" meta:object-count="0"/>
  </office:meta>
</office:document-meta>
</file>